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más de quince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AML, OIDC),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integración con servicios de tercer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angularjs, jqueryUI, y lessCSS.</text:p>
      <text:p text:style-name="Text_20_body">Valoro el trabajo en equipo y las buenas prácticas para garantizar la calidad: desarrollar en base a principios, buenas prácticas y convenciones, hacer reviews de código, construir conocimiento común a través del diálogo y el diseño de soluciones,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scv---wirewheel-2019-ahora"/>SCV - WireWheel (2019-ahora)<text:bookmark-end text:name="scv---wirewheel-2019-ahora"/></text:h>
      <text:p text:style-name="First_20_paragraph">Desde el 2019 hasta ahora trabajo para WireWheel, un cliente de Estados Unidos de la consultora SCV. 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2">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p text:style-name="Text_20_body"><text:span text:style-name="T2">Tecnologías: GIT, Maven, Spring MVC, Java Spark Web,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2">Lic. en Antropología Social y Cultural</text:span></text:p>
        </text:list-item>
        <text:list-item>
          <text:p text:style-name="P5">E.N.E.T N°17 D.E. 20 (2001 - 2006) - <text:span text:style-name="T2">Técnico Electrónico</text:span></text:p>
        </text:list-item>
        <text:list-item>
          <text:p text:style-name="P5">Alfonsina Storni (Escuela Primaria)</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3-02-05T20:52:33Z</meta:creation-date>
    <dc:date>2023-02-05T20:52:33Z</dc:date>
    <meta:user-defined meta:name="job" meta:value-type="string">Desarrollador de software</meta:user-defined>
    <meta:user-defined meta:name="messages" meta:value-type="string"/>
  </office:meta>
</office:document-meta>
</file>